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1cc" officeooo:paragraph-rsid="001b91cc"/>
    </style:style>
    <style:style style:name="P2" style:family="paragraph" style:parent-style-name="Standard">
      <style:text-properties officeooo:rsid="001c2f2e" officeooo:paragraph-rsid="001c2f2e"/>
    </style:style>
    <style:style style:name="T1" style:family="text">
      <style:text-properties officeooo:rsid="001c2f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y administracion de Bases de datos – Clase 1</text:p>
      <text:p text:style-name="P1">9/08/2021</text:p>
      <text:p text:style-name="P1">Profesor: <text:span text:style-name="T1">Alejandro Manzanares</text:span></text:p>
      <text:p text:style-name="P1"/>
      <text:p text:style-name="P2">27 de Sep Parcial 1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8:52:57.099898932</meta:creation-date>
    <dc:date>2021-08-09T22:06:02.412903497</dc:date>
    <meta:editing-duration>PT2H52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8" meta:character-count="109" meta:non-whitespace-character-count="94"/>
  </office:meta>
</office:document-meta>
</file>